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Replacements/Object 17" manifest:media-type="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24" manifest:media-type=""/>
  <manifest:file-entry manifest:full-path="ObjectReplacements/Object 4" manifest:media-type=""/>
  <manifest:file-entry manifest:full-path="ObjectReplacements/Object 18" manifest:media-type=""/>
  <manifest:file-entry manifest:full-path="ObjectReplacements/Object 14" manifest:media-type=""/>
  <manifest:file-entry manifest:full-path="ObjectReplacements/Object 25" manifest:media-type="application/x-openoffice-gdimetafile;windows_formatname=&quot;GDIMetaFile&quot;"/>
  <manifest:file-entry manifest:full-path="ObjectReplacements/Object 15" manifest:media-type=""/>
  <manifest:file-entry manifest:full-path="ObjectReplacements/Object 1" manifest:media-type="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7" manifest:media-type="application/x-openoffice-gdimetafile;windows_formatname=&quot;GDIMetaFile&quot;"/>
  <manifest:file-entry manifest:full-path="ObjectReplacements/Object 7" manifest:media-type="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2" manifest:media-type=""/>
  <manifest:file-entry manifest:full-path="ObjectReplacements/Object 2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9" manifest:media-type=""/>
  <manifest:file-entry manifest:full-path="ObjectReplacements/Object 29" manifest:media-type=""/>
  <manifest:file-entry manifest:full-path="ObjectReplacements/Object 31" manifest:media-type=""/>
  <manifest:file-entry manifest:full-path="ObjectReplacements/Object 10" manifest:media-type=""/>
  <manifest:file-entry manifest:full-path="ObjectReplacements/Object 45" manifest:media-type=""/>
  <manifest:file-entry manifest:full-path="ObjectReplacements/Object 12" manifest:media-type="application/x-openoffice-gdimetafile;windows_formatname=&quot;GDIMetaFile&quot;"/>
  <manifest:file-entry manifest:full-path="ObjectReplacements/Object 23" manifest:media-type=""/>
  <manifest:file-entry manifest:full-path="ObjectReplacements/Object 34" manifest:media-type=""/>
  <manifest:file-entry manifest:full-path="ObjectReplacements/Object 35" manifest:media-type=""/>
  <manifest:file-entry manifest:full-path="ObjectReplacements/Object 36" manifest:media-type=""/>
  <manifest:file-entry manifest:full-path="ObjectReplacements/Object 37" manifest:media-type=""/>
  <manifest:file-entry manifest:full-path="ObjectReplacements/Object 38" manifest:media-type="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4" manifest:media-type="application/x-openoffice-gdimetafile;windows_formatname=&quot;GDIMetaFile&quot;"/>
  <manifest:file-entry manifest:full-path="ObjectReplacements/Object 33" manifest:media-type=""/>
  <manifest:file-entry manifest:full-path="ObjectReplacements/Object 11" manifest:media-type="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a93e" officeooo:paragraph-rsid="0013a93e"/>
    </style:style>
    <style:style style:name="P2" style:family="paragraph" style:parent-style-name="Standard">
      <style:text-properties style:font-name="Ubuntu" fo:font-size="18pt" officeooo:rsid="001601b6" officeooo:paragraph-rsid="001601b6"/>
    </style:style>
    <style:style style:name="P3" style:family="paragraph" style:parent-style-name="Standard">
      <style:text-properties officeooo:paragraph-rsid="0013a93e"/>
    </style:style>
    <style:style style:name="P4" style:family="paragraph" style:parent-style-name="Standard">
      <style:text-properties officeooo:rsid="00177402" officeooo:paragraph-rsid="00177402"/>
    </style:style>
    <style:style style:name="P5" style:family="paragraph" style:parent-style-name="Standard" style:list-style-name="L1">
      <style:text-properties officeooo:paragraph-rsid="00177402"/>
    </style:style>
    <style:style style:name="P6" style:family="paragraph" style:parent-style-name="Standard" style:list-style-name="L1">
      <style:text-properties officeooo:rsid="001601b6" officeooo:paragraph-rsid="001601b6"/>
    </style:style>
    <style:style style:name="P7" style:family="paragraph" style:parent-style-name="Standard" style:list-style-name="L1">
      <style:text-properties officeooo:rsid="00177402" officeooo:paragraph-rsid="00177402"/>
    </style:style>
    <style:style style:name="P8" style:family="paragraph" style:parent-style-name="Standard" style:list-style-name="L1">
      <style:text-properties officeooo:rsid="00177402" officeooo:paragraph-rsid="0017e9ba"/>
    </style:style>
    <style:style style:name="P9" style:family="paragraph" style:parent-style-name="Standard" style:list-style-name="L1">
      <style:text-properties officeooo:rsid="00177402" officeooo:paragraph-rsid="001c4389"/>
    </style:style>
    <style:style style:name="T1" style:family="text">
      <style:text-properties officeooo:rsid="001601b6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01b6"/>
    </style:style>
    <style:style style:name="T4" style:family="text">
      <style:text-properties officeooo:rsid="00177402"/>
    </style:style>
    <style:style style:name="T5" style:family="text">
      <style:text-properties officeooo:rsid="001c4389"/>
    </style:style>
    <style:style style:name="T6" style:family="text">
      <style:text-properties officeooo:rsid="002a5111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Activity 1: Basic Differentiation Rules</text:p>
      <text:p text:style-name="P3"><text:span text:style-name="T1">March 30</text:span><text:span text:style-name="T2"> 2021</text:span></text:p>
      <text:p text:style-name="P1"/>
      <text:list xml:id="list1883144665" text:style-name="L1">
        <text:list-item>
          <text:p text:style-name="P6">Page 111-13</text:p>
          <text:p text:style-name="P7">Differentiate the function.</text:p>
          <text:list>
            <text:list-item>
              <text:p text:style-name="P7"><draw:frame draw:style-name="fr2" draw:name="Object2" text:anchor-type="as-char" svg:y="-0.172in" svg:width="0.7098in" svg:height="0.2193in" draw:z-index="1"><draw:object xlink:href="./Object 2" xlink:type="simple" xlink:show="embed" xlink:actuate="onLoad"/><draw:image xlink:href="./ObjectReplacements/Object 2" xlink:type="simple" xlink:show="embed" xlink:actuate="onLoad"/></draw:frame><text:line-break/><draw:frame draw:style-name="fr2" draw:name="Object12" text:anchor-type="as-char" svg:y="-0.2437in" svg:width="0.5075in" svg:height="0.3929in" draw:z-index="2"><draw:object xlink:href="./Object 12" xlink:type="simple" xlink:show="embed" xlink:actuate="onLoad"/><draw:image xlink:href="./ObjectReplacements/Object 12" xlink:type="simple" xlink:show="embed" xlink:actuate="onLoad"/></draw:frame><text:line-break/></text:p>
            </text:list-item>
            <text:list-item>
              <text:p text:style-name="P7"><draw:frame draw:style-name="fr2" draw:name="Object3" text:anchor-type="as-char" svg:y="-0.152in" svg:width="1.1626in" svg:height="0.2in" draw:z-index="3"><draw:object xlink:href="./Object 3" xlink:type="simple" xlink:show="embed" xlink:actuate="onLoad"/><draw:image xlink:href="./ObjectReplacements/Object 3" xlink:type="simple" xlink:show="embed" xlink:actuate="onLoad"/></draw:frame><text:line-break/><draw:frame draw:style-name="fr2" draw:name="Object13" text:anchor-type="as-char" svg:y="-0.2437in" svg:width="0.628in" svg:height="0.3929in" draw:z-index="12"><draw:object xlink:href="./Object 13" xlink:type="simple" xlink:show="embed" xlink:actuate="onLoad"/><draw:image xlink:href="./ObjectReplacements/Object 13" xlink:type="simple" xlink:show="embed" xlink:actuate="onLoad"/></draw:frame><text:line-break/></text:p>
            </text:list-item>
            <text:list-item>
              <text:p text:style-name="P7"><draw:frame draw:style-name="fr2" draw:name="Object4" text:anchor-type="as-char" svg:y="-0.172in" svg:width="1.361in" svg:height="0.2193in" draw:z-index="4"><draw:object xlink:href="./Object 4" xlink:type="simple" xlink:show="embed" xlink:actuate="onLoad"/><draw:image xlink:href="./ObjectReplacements/Object 4" xlink:type="simple" xlink:show="embed" xlink:actuate="onLoad"/></draw:frame><text:line-break/><draw:frame draw:style-name="fr2" draw:name="Object14" text:anchor-type="as-char" svg:y="-0.2437in" svg:width="1.1665in" svg:height="0.3929in" draw:z-index="13"><draw:object xlink:href="./Object 14" xlink:type="simple" xlink:show="embed" xlink:actuate="onLoad"/><draw:image xlink:href="./ObjectReplacements/Object 14" xlink:type="simple" xlink:show="embed" xlink:actuate="onLoad"/></draw:frame><text:line-break/></text:p>
            </text:list-item>
            <text:list-item>
              <text:p text:style-name="P8"><draw:frame draw:style-name="fr2" draw:name="Object5" text:anchor-type="as-char" svg:y="-0.172in" svg:width="1.2307in" svg:height="0.2193in" draw:z-index="5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2" draw:name="Object15" text:anchor-type="as-char" svg:y="-0.172in" svg:width="1.5492in" svg:height="0.2193in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8"><draw:frame draw:style-name="fr2" draw:name="Object16" text:anchor-type="as-char" svg:y="-0.172in" svg:width="1.3953in" svg:height="0.2193in" draw:z-index="15"><draw:object xlink:href="./Object 16" xlink:type="simple" xlink:show="embed" xlink:actuate="onLoad"/><draw:image xlink:href="./ObjectReplacements/Object 16" xlink:type="simple" xlink:show="embed" xlink:actuate="onLoad"/></draw:frame><text:line-break/><draw:frame draw:style-name="fr2" draw:name="Object17" text:anchor-type="as-char" svg:y="-0.2437in" svg:width="0.9929in" svg:height="0.3929in" draw:z-index="16"><draw:object xlink:href="./Object 17" xlink:type="simple" xlink:show="embed" xlink:actuate="onLoad"/><draw:image xlink:href="./ObjectReplacements/Object 17" xlink:type="simple" xlink:show="embed" xlink:actuate="onLoad"/></draw:frame><text:line-break/></text:p>
            </text:list-item>
            <text:list-item>
              <text:p text:style-name="P7"><draw:frame draw:style-name="fr2" draw:name="Object6" text:anchor-type="as-char" svg:y="-0.2846in" svg:width="0.8102in" svg:height="0.3319in" draw:z-index="6"><draw:object xlink:href="./Object 6" xlink:type="simple" xlink:show="embed" xlink:actuate="onLoad"/><draw:image xlink:href="./ObjectReplacements/Object 6" xlink:type="simple" xlink:show="embed" xlink:actuate="onLoad"/></draw:frame><text:line-break/><draw:frame draw:style-name="fr2" draw:name="Object18" text:anchor-type="as-char" svg:y="-0.2846in" svg:width="0.8882in" svg:height="0.4335in" draw:z-index="17"><draw:object xlink:href="./Object 18" xlink:type="simple" xlink:show="embed" xlink:actuate="onLoad"/><draw:image xlink:href="./ObjectReplacements/Object 18" xlink:type="simple" xlink:show="embed" xlink:actuate="onLoad"/></draw:frame><text:line-break/></text:p>
            </text:list-item>
            <text:list-item>
              <text:p text:style-name="P7">–</text:p>
            </text:list-item>
            <text:list-item>
              <text:p text:style-name="P7">–</text:p>
            </text:list-item>
            <text:list-item>
              <text:p text:style-name="P7">–</text:p>
            </text:list-item>
            <text:list-item>
              <text:p text:style-name="P7">–</text:p>
            </text:list-item>
            <text:list-item>
              <text:p text:style-name="P7">–</text:p>
            </text:list-item>
            <text:list-item>
              <text:p text:style-name="P7">–</text:p>
            </text:list-item>
            <text:list-item>
              <text:p text:style-name="P7">–<text:line-break/></text:p>
            </text:list-item>
          </text:list>
        </text:list-item>
      </text:list>
      <text:p text:style-name="P4"><text:tab/>Differentiate.</text:p>
      <text:list xml:id="list111208284284494" text:continue-numbering="true" text:style-name="L1">
        <text:list-item>
          <text:list>
            <text:list-item>
              <text:p text:style-name="P7"><draw:frame draw:style-name="fr2" draw:name="Object7" text:anchor-type="as-char" svg:y="-0.172in" svg:width="1.6925in" svg:height="0.2193in" draw:z-index="7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2" draw:name="Object19" text:anchor-type="as-char" svg:y="-0.172in" svg:width="1.6181in" svg:height="0.2075in" draw:z-index="18"><draw:object xlink:href="./Object 19" xlink:type="simple" xlink:show="embed" xlink:actuate="onLoad"/><draw:image xlink:href="./ObjectReplacements/Object 19" xlink:type="simple" xlink:show="embed" xlink:actuate="onLoad"/></draw:frame><text:line-break/><draw:frame draw:style-name="fr2" draw:name="Object20" text:anchor-type="as-char" svg:y="-0.172in" svg:width="1.2398in" svg:height="0.2075in" draw:z-index="19"><draw:object xlink:href="./Object 20" xlink:type="simple" xlink:show="embed" xlink:actuate="onLoad"/><draw:image xlink:href="./ObjectReplacements/Object 20" xlink:type="simple" xlink:show="embed" xlink:actuate="onLoad"/></draw:frame><text:line-break/><draw:frame draw:style-name="fr2" draw:name="Object21" text:anchor-type="as-char" svg:y="-0.2437in" svg:width="1.4217in" svg:height="0.3929in" draw:z-index="20"><draw:object xlink:href="./Object 21" xlink:type="simple" xlink:show="embed" xlink:actuate="onLoad"/><draw:image xlink:href="./ObjectReplacements/Object 21" xlink:type="simple" xlink:show="embed" xlink:actuate="onLoad"/></draw:frame><text:line-break/></text:p>
            </text:list-item>
            <text:list-item>
              <text:p text:style-name="P9"><draw:frame draw:style-name="fr2" draw:name="Object8" text:anchor-type="as-char" svg:y="-0.172in" svg:width="1.9319in" svg:height="0.2193in" draw:z-index="11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2" draw:name="Object22" text:anchor-type="as-char" svg:y="-0.172in" svg:width="2.0339in" svg:height="0.2075in" draw:z-index="21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9"><draw:frame draw:style-name="fr2" draw:name="Object23" text:anchor-type="as-char" svg:y="-0.172in" svg:width="2.0339in" svg:height="0.2075in" draw:z-index="22"><draw:object xlink:href="./Object 23" xlink:type="simple" xlink:show="embed" xlink:actuate="onLoad"/><draw:image xlink:href="./ObjectReplacements/Object 23" xlink:type="simple" xlink:show="embed" xlink:actuate="onLoad"/></draw:frame><text:line-break/><draw:frame draw:style-name="fr2" draw:name="Object24" text:anchor-type="as-char" svg:y="-0.2437in" svg:width="2.1335in" svg:height="0.3929in" draw:z-index="29"><draw:object xlink:href="./Object 24" xlink:type="simple" xlink:show="embed" xlink:actuate="onLoad"/><draw:image xlink:href="./ObjectReplacements/Object 24" xlink:type="simple" xlink:show="embed" xlink:actuate="onLoad"/></draw:frame><text:line-break/></text:p>
            </text:list-item>
            <text:list-item>
              <text:p text:style-name="P7"><text:soft-page-break/>–</text:p>
            </text:list-item>
            <text:list-item>
              <text:p text:style-name="P7">–</text:p>
            </text:list-item>
            <text:list-item>
              <text:p text:style-name="P7"><draw:frame draw:style-name="fr2" draw:name="Object9" text:anchor-type="as-char" svg:y="-0.2437in" svg:width="0.998in" svg:height="0.3929in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2" draw:name="Object25" text:anchor-type="as-char" svg:y="-0.2598in" svg:width="2.0083in" svg:height="0.4437in" draw:z-index="23"><draw:object xlink:href="./Object 25" xlink:type="simple" xlink:show="embed" xlink:actuate="onLoad"/><draw:image xlink:href="./ObjectReplacements/Object 25" xlink:type="simple" xlink:show="embed" xlink:actuate="onLoad"/></draw:frame><text:line-break/><draw:frame draw:style-name="fr2" draw:name="Object26" text:anchor-type="as-char" svg:y="-0.2598in" svg:width="1.6008in" svg:height="0.4437in" draw:z-index="24"><draw:object xlink:href="./Object 26" xlink:type="simple" xlink:show="embed" xlink:actuate="onLoad"/><draw:image xlink:href="./ObjectReplacements/Object 26" xlink:type="simple" xlink:show="embed" xlink:actuate="onLoad"/></draw:frame><text:line-break/><draw:frame draw:style-name="fr2" draw:name="Object27" text:anchor-type="as-char" svg:y="-0.2437in" svg:width="1.1925in" svg:height="0.4283in" draw:z-index="25"><draw:object xlink:href="./Object 27" xlink:type="simple" xlink:show="embed" xlink:actuate="onLoad"/><draw:image xlink:href="./ObjectReplacements/Object 27" xlink:type="simple" xlink:show="embed" xlink:actuate="onLoad"/></draw:frame><text:line-break/><draw:frame draw:style-name="fr2" draw:name="Object28" text:anchor-type="as-char" svg:y="-0.2437in" svg:width="1.0465in" svg:height="0.4283in" draw:z-index="28"><draw:object xlink:href="./Object 28" xlink:type="simple" xlink:show="embed" xlink:actuate="onLoad"/><draw:image xlink:href="./ObjectReplacements/Object 28" xlink:type="simple" xlink:show="embed" xlink:actuate="onLoad"/></draw:frame><text:line-break/></text:p>
            </text:list-item>
            <text:list-item>
              <text:p text:style-name="P7">–</text:p>
            </text:list-item>
            <text:list-item>
              <text:p text:style-name="P7"><draw:frame draw:style-name="fr2" draw:name="Object10" text:anchor-type="as-char" svg:y="-0.2681in" svg:width="0.9752in" svg:height="0.4402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2" draw:name="Object29" text:anchor-type="as-char" svg:y="-0.2799in" svg:width="2.6965in" svg:height="0.4638in" draw:z-index="26"><draw:object xlink:href="./Object 29" xlink:type="simple" xlink:show="embed" xlink:actuate="onLoad"/><draw:image xlink:href="./ObjectReplacements/Object 29" xlink:type="simple" xlink:show="embed" xlink:actuate="onLoad"/></draw:frame><text:line-break/><draw:frame draw:style-name="fr2" draw:name="Object30" text:anchor-type="as-char" svg:y="-0.2799in" svg:width="3.7909in" svg:height="0.4638in" draw:z-index="27"><draw:object xlink:href="./Object 30" xlink:type="simple" xlink:show="embed" xlink:actuate="onLoad"/><draw:image xlink:href="./ObjectReplacements/Object 30" xlink:type="simple" xlink:show="embed" xlink:actuate="onLoad"/></draw:frame><text:span text:style-name="T5"><text:line-break/></text:span><text:span text:style-name="T5"><draw:frame draw:style-name="fr2" draw:name="Object31" text:anchor-type="as-char" svg:y="-0.2681in" svg:width="3.5382in" svg:height="0.452in" draw:z-index="31"><draw:object xlink:href="./Object 31" xlink:type="simple" xlink:show="embed" xlink:actuate="onLoad"/><draw:image xlink:href="./ObjectReplacements/Object 31" xlink:type="simple" xlink:show="embed" xlink:actuate="onLoad"/></draw:frame></text:span><text:span text:style-name="T5"><text:line-break/></text:span><text:span text:style-name="T5"><draw:frame draw:style-name="fr2" draw:name="Object32" text:anchor-type="as-char" svg:y="-0.2681in" svg:width="1.452in" svg:height="0.452in" draw:z-index="38"><draw:object xlink:href="./Object 32" xlink:type="simple" xlink:show="embed" xlink:actuate="onLoad"/><draw:image xlink:href="./ObjectReplacements/Object 32" xlink:type="simple" xlink:show="embed" xlink:actuate="onLoad"/></draw:frame></text:span><text:line-break/></text:p>
            </text:list-item>
            <text:list-item>
              <text:p text:style-name="P5"><text:span text:style-name="T4"><draw:frame draw:style-name="fr2" draw:name="Object11" text:anchor-type="as-char" svg:y="-0.2583in" svg:width="0.7457in" svg:height="0.4307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4"><text:line-break/></text:span><text:span text:style-name="T4"><draw:frame draw:style-name="fr2" draw:name="Object33" text:anchor-type="as-char" svg:y="-0.4929in" svg:width="2.1165in" svg:height="0.6661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<text:line-break/></text:span><text:span text:style-name="T4"><draw:frame draw:style-name="fr2" draw:name="Object34" text:anchor-type="as-char" svg:y="-0.4929in" svg:width="1.7717in" svg:height="0.6661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4"><text:line-break/></text:span><text:span text:style-name="T4"><draw:frame draw:style-name="fr2" draw:name="Object35" text:anchor-type="as-char" svg:y="-0.4929in" svg:width="1.5154in" svg:height="0.6661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4"><text:line-break/></text:span><text:span text:style-name="T4"><draw:frame draw:style-name="fr2" draw:name="Object36" text:anchor-type="as-char" svg:y="-0.4929in" svg:width="0.7945in" svg:height="0.6661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4"><text:line-break/></text:span><text:span text:style-name="T4"><draw:frame draw:style-name="fr2" draw:name="Object37" text:anchor-type="as-char" svg:y="-0.4929in" svg:width="1.0091in" svg:height="0.6661in" draw:z-index="36"><draw:object xlink:href="./Object 37" xlink:type="simple" xlink:show="embed" xlink:actuate="onLoad"/><draw:image xlink:href="./ObjectReplacements/Object 37" xlink:type="simple" xlink:show="embed" xlink:actuate="onLoad"/></draw:frame></text:span><text:span text:style-name="T4"><text:line-break/></text:span><text:span text:style-name="T4"><draw:frame draw:style-name="fr2" draw:name="Object38" text:anchor-type="as-char" svg:y="-0.4929in" svg:width="0.9535in" svg:height="0.6661in" draw:z-index="37"><draw:object xlink:href="./Object 38" xlink:type="simple" xlink:show="embed" xlink:actuate="onLoad"/><draw:image xlink:href="./ObjectReplacements/Object 38" xlink:type="simple" xlink:show="embed" xlink:actuate="onLoad"/></draw:frame></text:span><text:span text:style-name="T4"><text:line-break/></text:span></text:p>
            </text:list-item>
          </text:list>
        </text:list-item>
        <text:list-item>
          <text:p text:style-name="P6"><text:soft-page-break/>Find the derivative of<draw:frame draw:style-name="fr2" draw:name="Object1" text:anchor-type="as-char" svg:y="-0.172in" svg:width="1.5728in" svg:height="0.2193in" draw:z-index="0"><draw:object xlink:href="./Object 1" xlink:type="simple" xlink:show="embed" xlink:actuate="onLoad"/><draw:image xlink:href="./ObjectReplacements/Object 1" xlink:type="simple" xlink:show="embed" xlink:actuate="onLoad"/></draw:frame>.<text:line-break/><draw:frame draw:style-name="fr2" draw:name="Object39" text:anchor-type="as-char" svg:y="-0.2437in" svg:width="1.5555in" svg:height="0.3929in" draw:z-index="30"><draw:object xlink:href="./Object 39" xlink:type="simple" xlink:show="embed" xlink:actuate="onLoad"/><draw:image xlink:href="./ObjectReplacements/Object 39" xlink:type="simple" xlink:show="embed" xlink:actuate="onLoad"/></draw:frame><text:line-break/><draw:frame draw:style-name="fr2" draw:name="Object40" text:anchor-type="as-char" svg:y="-0.2437in" svg:width="1.4244in" svg:height="0.3929in" draw:z-index="39"><draw:object xlink:href="./Object 40" xlink:type="simple" xlink:show="embed" xlink:actuate="onLoad"/><draw:image xlink:href="./ObjectReplacements/Object 40" xlink:type="simple" xlink:show="embed" xlink:actuate="onLoad"/></draw:frame><text:line-break/><text:line-break/><draw:frame draw:style-name="fr1" draw:name="Object45" text:anchor-type="as-char" svg:y="-0.2437in" svg:width="1.1835in" svg:height="0.3929in" draw:z-index="44"><draw:object xlink:href="./Object 45" xlink:type="simple" xlink:show="embed" xlink:actuate="onLoad"/><draw:image xlink:href="./ObjectReplacements/Object 45" xlink:type="simple" xlink:show="embed" xlink:actuate="onLoad"/></draw:frame><text:line-break/><draw:frame draw:style-name="fr1" draw:name="Object41" text:anchor-type="as-char" svg:y="-0.172in" svg:width="3.7508in" svg:height="0.2193in" draw:z-index="40"><draw:object xlink:href="./Object 41" xlink:type="simple" xlink:show="embed" xlink:actuate="onLoad"/><draw:image xlink:href="./ObjectReplacements/Object 41" xlink:type="simple" xlink:show="embed" xlink:actuate="onLoad"/></draw:frame><text:line-break/><draw:frame draw:style-name="fr1" draw:name="Object42" text:anchor-type="as-char" svg:y="-0.172in" svg:width="3.5138in" svg:height="0.2193in" draw:z-index="41"><draw:object xlink:href="./Object 42" xlink:type="simple" xlink:show="embed" xlink:actuate="onLoad"/><draw:image xlink:href="./ObjectReplacements/Object 42" xlink:type="simple" xlink:show="embed" xlink:actuate="onLoad"/></draw:frame><text:line-break/><draw:frame draw:style-name="fr1" draw:name="Object43" text:anchor-type="as-char" svg:y="-0.172in" svg:width="2.8717in" svg:height="0.2193in" draw:z-index="42"><draw:object xlink:href="./Object 43" xlink:type="simple" xlink:show="embed" xlink:actuate="onLoad"/><draw:image xlink:href="./ObjectReplacements/Object 43" xlink:type="simple" xlink:show="embed" xlink:actuate="onLoad"/></draw:frame><text:line-break/><draw:frame draw:style-name="fr1" draw:name="Object44" text:anchor-type="as-char" svg:y="-0.2437in" svg:width="2.8555in" svg:height="0.3929in" draw:z-index="43"><draw:object xlink:href="./Object 44" xlink:type="simple" xlink:show="embed" xlink:actuate="onLoad"/><draw:image xlink:href="./ObjectReplacements/Object 44" xlink:type="simple" xlink:show="embed" xlink:actuate="onLoad"/></draw:frame>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0T15:43:56.060898017</meta:creation-date>
    <dc:title>BAG</dc:title>
    <meta:editing-duration>PT1H25M39S</meta:editing-duration>
    <meta:editing-cycles>4</meta:editing-cycles>
    <meta:generator>LibreOffice/6.4.6.2$Linux_X86_64 LibreOffice_project/40$Build-2</meta:generator>
    <meta:initial-creator>Ahmad Badron</meta:initial-creator>
    <dc:date>2021-03-31T11:11:40.580738597</dc:date>
    <dc:creator>Ahmad Badron</dc:creator>
    <meta:document-statistic meta:table-count="0" meta:image-count="0" meta:object-count="45" meta:page-count="3" meta:paragraph-count="29" meta:word-count="45" meta:character-count="265" meta:non-whitespace-character-count="204"/>
    <meta:template xlink:type="simple" xlink:actuate="onRequest" xlink:title="BAG" xlink:href="../../../../../../../Templates/BAG.ott" meta:date="2021-03-30T15:43:51.054466935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n>2</mn>
              </mrow>
            </mrow>
            <mo fence="true" stretchy="false">)</mo>
          </mrow>
          <mn>2</mn>
        </msup>
      </mrow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4</mn>
      </msup>
    </mrow>
    <annotation encoding="StarMath 5.0">f(x)=(x^2+2)^2 (x^4+4)^4</annotation>
  </semantics>
</math>
</file>

<file path=Object 10/content.xml><?xml version="1.0" encoding="utf-8"?>
<math xmlns="http://www.w3.org/1998/Math/MathML" display="block">
  <semantics>
    <mrow>
      <mi>y</mi>
      <mo stretchy="false">=</mo>
      <mfrac>
        <mrow>
          <mrow>
            <msup>
              <mi>t</mi>
              <mn>3</mn>
            </msup>
            <mo stretchy="false">+</mo>
            <mn>3</mn>
          </mrow>
          <mi>t</mi>
        </mrow>
        <mrow>
          <mrow>
            <msup>
              <mi>t</mi>
              <mn>2</mn>
            </msup>
            <mo stretchy="false">−</mo>
            <mn>4</mn>
          </mrow>
          <mrow>
            <mi>t</mi>
            <mo stretchy="false">+</mo>
            <mn>3</mn>
          </mrow>
        </mrow>
      </mfrac>
    </mrow>
    <annotation encoding="StarMath 5.0">y={t^3 +3t}over{t^2 -4t +3}</annotation>
  </semantics>
</math>
</file>

<file path=Object 11/content.xml><?xml version="1.0" encoding="utf-8"?>
<math xmlns="http://www.w3.org/1998/Math/MathML" display="block">
  <semantics>
    <mrow>
      <mi>y</mi>
      <mo stretchy="false">=</mo>
      <mfrac>
        <mrow>
          <mi>s</mi>
          <mo stretchy="false">−</mo>
          <msqrt>
            <mi>s</mi>
          </msqrt>
        </mrow>
        <msup>
          <mi>s</mi>
          <mn>2</mn>
        </msup>
      </mfrac>
    </mrow>
    <annotation encoding="StarMath 5.0">y={s-sqrt{s}}over{s^2}</annotation>
  </semantics>
</math>
</file>

<file path=Object 12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n>0</mn>
    </mrow>
    <annotation encoding="StarMath 5.0">dy over dx=0</annotation>
  </semantics>
</math>
</file>

<file path=Object 13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n>5.2</mn>
    </mrow>
    <annotation encoding="StarMath 5.0">{dy}over{dx}=5.2</annotation>
  </semantics>
</math>
</file>

<file path=Object 1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6</mn>
      </mrow>
      <msup>
        <mi>t</mi>
        <mn>2</mn>
      </msup>
      <mi>–</mi>
      <mn>6</mn>
      <mrow>
        <mi>t</mi>
        <mo stretchy="false">−</mo>
        <mn>4</mn>
      </mrow>
    </mrow>
    <annotation encoding="StarMath 5.0">dy over dx = 6t^2 – 6t - 4</annotation>
  </semantics>
</math>
</file>

<file path=Object 15/content.xml><?xml version="1.0" encoding="utf-8"?>
<math xmlns="http://www.w3.org/1998/Math/MathML" display="block">
  <semantics>
    <mrow>
      <mrow>
        <mrow/>
        <mo stretchy="false">=</mo>
        <msup>
          <mi>x</mi>
          <mn>2</mn>
        </msup>
      </mrow>
      <mrow>
        <mrow>
          <mo fence="true" stretchy="false">(</mo>
          <mrow>
            <mn>2</mn>
          </mrow>
          <mo fence="true" stretchy="false">)</mo>
        </mrow>
        <mo stretchy="false">+</mo>
        <mrow>
          <mo fence="true" stretchy="false">(</mo>
          <mrow>
            <mrow>
              <mrow>
                <mn>1</mn>
                <mo stretchy="false">−</mo>
                <mn>2</mn>
              </mrow>
              <mi>x</mi>
            </mrow>
          </mrow>
          <mo fence="true" stretchy="false">)</mo>
        </mrow>
      </mrow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{}= x^2(2) + (1-2x)(2x)</annotation>
  </semantics>
</math>
</file>

<file path=Object 16/content.xml><?xml version="1.0" encoding="utf-8"?>
<math xmlns="http://www.w3.org/1998/Math/MathML" display="block">
  <semantics>
    <mrow>
      <mrow/>
      <mo stretchy="false">=</mo>
      <mrow>
        <mrow>
          <mo fence="true" stretchy="false">(</mo>
          <mrow>
            <mrow>
              <mn>2</mn>
              <msup>
                <mi>x</mi>
                <mn>2</mn>
              </msup>
            </mrow>
          </mrow>
          <mo fence="true" stretchy="false">)</mo>
        </mrow>
        <mo stretchy="false">+</mo>
        <mrow>
          <mo fence="true" stretchy="false">(</mo>
          <mrow>
            <mrow>
              <mn>2</mn>
              <mrow>
                <mi>x</mi>
                <mo stretchy="false">−</mo>
                <mn>4</mn>
              </mrow>
              <msup>
                <mi>x</mi>
                <mn>2</mn>
              </msup>
            </mrow>
          </mrow>
          <mo fence="true" stretchy="false">)</mo>
        </mrow>
      </mrow>
    </mrow>
    <annotation encoding="StarMath 5.0">{} = (2x^2) + (2x-4x^2)</annotation>
  </semantics>
</math>
</file>

<file path=Object 1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2</mn>
      </mrow>
      <mrow>
        <mi>x</mi>
        <mo stretchy="false">−</mo>
        <mn>2</mn>
      </mrow>
      <msup>
        <mi>x</mi>
        <mn>2</mn>
      </msup>
    </mrow>
    <annotation encoding="StarMath 5.0">dy over dx = 2x - 2x^2</annotation>
  </semantics>
</math>
</file>

<file path=Object 18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frac>
          <mrow>
            <mo stretchy="false">−</mo>
            <mn>3</mn>
          </mrow>
          <mn>2</mn>
        </mfrac>
      </mrow>
      <msup>
        <mi>t</mi>
        <mfrac>
          <mrow>
            <mo stretchy="false">−</mo>
            <mn>7</mn>
          </mrow>
          <mn>4</mn>
        </mfrac>
      </msup>
    </mrow>
    <annotation encoding="StarMath 5.0">dy over dx = {-3 over 2}t^{-7 over 4}</annotation>
  </semantics>
</math>
</file>

<file path=Object 19/content.xml><?xml version="1.0" encoding="utf-8"?>
<math xmlns="http://www.w3.org/1998/Math/MathML" display="block">
  <semantics>
    <mrow>
      <mrow>
        <mrow/>
        <mo stretchy="false">=</mo>
        <mn>5</mn>
      </mrow>
      <mrow>
        <msup>
          <mi>x</mi>
          <mn>5</mn>
        </msup>
        <mo stretchy="false">+</mo>
        <mn>15</mn>
      </mrow>
      <msup>
        <mi>x</mi>
        <mn>3</mn>
      </msup>
      <mi>–</mi>
      <mn>2</mn>
      <mrow>
        <msup>
          <mi>x</mi>
          <mn>3</mn>
        </msup>
        <mo stretchy="false">−</mo>
        <mn>6</mn>
      </mrow>
      <mi>x</mi>
    </mrow>
    <annotation encoding="StarMath 5.0">{}=5x^5 + 15x^3 – 2x^3 - 6x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up>
          <mn>2</mn>
          <mn>40</mn>
        </msup>
      </mrow>
    </mrow>
    <annotation encoding="StarMath 5.0">f(x)=2^40</annotation>
  </semantics>
</math>
</file>

<file path=Object 20/content.xml><?xml version="1.0" encoding="utf-8"?>
<math xmlns="http://www.w3.org/1998/Math/MathML" display="block">
  <semantics>
    <mrow>
      <mrow>
        <mrow/>
        <mo stretchy="false">=</mo>
        <mn>5</mn>
      </mrow>
      <mrow>
        <msup>
          <mi>x</mi>
          <mn>5</mn>
        </msup>
        <mo stretchy="false">+</mo>
        <mn>13</mn>
      </mrow>
      <mrow>
        <msup>
          <mi>x</mi>
          <mn>3</mn>
        </msup>
        <mo stretchy="false">−</mo>
        <mn>6</mn>
      </mrow>
      <mi>x</mi>
    </mrow>
    <annotation encoding="StarMath 5.0">{} = 5x^5 + 13x^3 - 6x</annotation>
  </semantics>
</math>
</file>

<file path=Object 21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25</mn>
      </mrow>
      <mrow>
        <msup>
          <mi>x</mi>
          <mn>4</mn>
        </msup>
        <mo stretchy="false">+</mo>
        <mn>39</mn>
      </mrow>
      <mrow>
        <msup>
          <mi>x</mi>
          <mn>2</mn>
        </msup>
        <mo stretchy="false">−</mo>
        <mn>6</mn>
      </mrow>
    </mrow>
    <annotation encoding="StarMath 5.0">dy over dx = 25x^4 + 39x^2 - 6</annotation>
  </semantics>
</math>
</file>

<file path=Object 22/content.xml><?xml version="1.0" encoding="utf-8"?>
<math xmlns="http://www.w3.org/1998/Math/MathML" display="block">
  <semantics>
    <mrow>
      <mrow>
        <mrow/>
        <mo stretchy="false">=</mo>
        <mn>2</mn>
      </mrow>
      <mrow>
        <msup>
          <mi>u</mi>
          <mn>5</mn>
        </msup>
        <mo stretchy="false">−</mo>
        <mn>4</mn>
      </mrow>
      <mrow>
        <msup>
          <mi>u</mi>
          <mn>4</mn>
        </msup>
        <mo stretchy="false">−</mo>
        <msup>
          <mi>u</mi>
          <mn>3</mn>
        </msup>
        <mo stretchy="false">+</mo>
        <mn>2</mn>
      </mrow>
      <mrow>
        <msup>
          <mi>u</mi>
          <mn>2</mn>
        </msup>
        <mo stretchy="false">−</mo>
        <mn>4</mn>
      </mrow>
      <mrow>
        <mi>u</mi>
        <mo stretchy="false">−</mo>
        <mn>1</mn>
      </mrow>
    </mrow>
    <annotation encoding="StarMath 5.0">{}=2u^5 -4u^4 -u^3 +2u^2 -4u -1</annotation>
  </semantics>
</math>
</file>

<file path=Object 23/content.xml><?xml version="1.0" encoding="utf-8"?>
<math xmlns="http://www.w3.org/1998/Math/MathML" display="block">
  <semantics>
    <mrow>
      <mrow>
        <mrow/>
        <mo stretchy="false">=</mo>
        <mn>2</mn>
      </mrow>
      <mrow>
        <msup>
          <mi>u</mi>
          <mn>5</mn>
        </msup>
        <mo stretchy="false">−</mo>
        <mn>4</mn>
      </mrow>
      <mrow>
        <msup>
          <mi>u</mi>
          <mn>4</mn>
        </msup>
        <mo stretchy="false">−</mo>
        <msup>
          <mi>u</mi>
          <mn>3</mn>
        </msup>
        <mo stretchy="false">+</mo>
        <mn>2</mn>
      </mrow>
      <mrow>
        <msup>
          <mi>u</mi>
          <mn>2</mn>
        </msup>
        <mo stretchy="false">−</mo>
        <mn>4</mn>
      </mrow>
      <mrow>
        <mi>u</mi>
        <mo stretchy="false">−</mo>
        <mn>1</mn>
      </mrow>
    </mrow>
    <annotation encoding="StarMath 5.0">{}=2u^5 -4u^4 -u^3 +2u^2 -4u -1</annotation>
  </semantics>
</math>
</file>

<file path=Object 2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10</mn>
      </mrow>
      <mrow>
        <msup>
          <mi>u</mi>
          <mn>4</mn>
        </msup>
        <mo stretchy="false">−</mo>
        <mn>16</mn>
      </mrow>
      <mrow>
        <msup>
          <mi>u</mi>
          <mn>3</mn>
        </msup>
        <mo stretchy="false">−</mo>
        <mn>3</mn>
      </mrow>
      <mrow>
        <msup>
          <mi>u</mi>
          <mn>2</mn>
        </msup>
        <mo stretchy="false">+</mo>
        <mn>4</mn>
      </mrow>
      <mrow>
        <mi>u</mi>
        <mo stretchy="false">−</mo>
        <mn>4</mn>
      </mrow>
    </mrow>
    <annotation encoding="StarMath 5.0">dy over dx=10u^4 -16u^3 -3u^2 +4u -4</annotation>
  </semantics>
</math>
</file>

<file path=Object 25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row>
            <mrow>
              <mo fence="true" stretchy="false">(</mo>
              <mrow>
                <mn>2</mn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n>1</mn>
                    <mo stretchy="false">+</mo>
                    <mn>2</mn>
                  </mrow>
                  <mi>x</mi>
                </mrow>
              </mrow>
              <mo fence="true" stretchy="false">)</mo>
            </mrow>
          </mrow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{}={(3-4x)(2)-(1+2x)(-4)}over{(3-4x)^2}</annotation>
  </semantics>
</math>
</file>

<file path=Object 26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n>6</mn>
                  <mo stretchy="false">−</mo>
                  <mn>8</mn>
                </mrow>
                <mi>x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row>
                    <mo stretchy="false">−</mo>
                    <mn>4</mn>
                  </mrow>
                  <mo stretchy="false">−</mo>
                  <mn>8</mn>
                </mrow>
                <mi>x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{}={(6-8x)-(-4-8x)}over{(3-4x)^2}</annotation>
  </semantics>
</math>
</file>

<file path=Object 27/content.xml><?xml version="1.0" encoding="utf-8"?>
<math xmlns="http://www.w3.org/1998/Math/MathML" display="block">
  <semantics>
    <mrow>
      <mrow/>
      <mo stretchy="false">=</mo>
      <mfrac>
        <mrow>
          <mrow>
            <mn>6</mn>
            <mo stretchy="false">−</mo>
            <mn>8</mn>
          </mrow>
          <mrow>
            <mi>x</mi>
            <mo stretchy="false">+</mo>
            <mn>4</mn>
            <mo stretchy="false">+</mo>
            <mn>8</mn>
          </mrow>
          <mi>x</mi>
        </mrow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{}={6-8x+4+8x}over{(3-4x)^2}</annotation>
  </semantics>
</math>
</file>

<file path=Object 28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n>10</mn>
        <msup>
          <mrow>
            <mo fence="true" stretchy="false">(</mo>
            <mrow>
              <mrow>
                <mrow>
                  <mn>3</mn>
                  <mo stretchy="false">−</mo>
                  <mn>4</mn>
                </mrow>
                <mi>x</mi>
              </mrow>
            </mrow>
            <mo fence="true" stretchy="false">)</mo>
          </mrow>
          <mn>2</mn>
        </msup>
      </mfrac>
    </mrow>
    <annotation encoding="StarMath 5.0">dy over dx = {10}over{(3-4x)^2}</annotation>
  </semantics>
</math>
</file>

<file path=Object 29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row>
            <mrow>
              <mo fence="true" stretchy="false">(</mo>
              <mrow>
                <mrow>
                  <mn>3</mn>
                  <mrow>
                    <msup>
                      <mi>t</mi>
                      <mn>2</mn>
                    </msup>
                    <mo stretchy="false">+</mo>
                    <mn>3</mn>
                  </mrow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row>
                    <msup>
                      <mi>t</mi>
                      <mn>3</mn>
                    </msup>
                    <mo stretchy="false">+</mo>
                    <mn>3</mn>
                  </mrow>
                  <mi>t</mi>
                </mrow>
              </mrow>
              <mo fence="true" stretchy="false">)</mo>
            </mrow>
          </mrow>
          <mrow>
            <mo fence="true" stretchy="false">(</mo>
            <mrow>
              <mrow>
                <mn>2</mn>
                <mrow>
                  <mi>t</mi>
                  <mo stretchy="false">−</mo>
                  <mn>4</mn>
                </mrow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{}={(t^2 -4t +3)(3t^2+3) - (t^3+3t)(2t-4)}over{(t^2 -4t +3)^2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5.2</mn>
      </mrow>
      <mrow>
        <mi>x</mi>
        <mo stretchy="false">+</mo>
        <mn>2.3</mn>
      </mrow>
    </mrow>
    <annotation encoding="StarMath 5.0">f(x)=5.2x+2.3</annotation>
  </semantics>
</math>
</file>

<file path=Object 30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n>3</mn>
                <mrow>
                  <msup>
                    <mi>t</mi>
                    <mn>4</mn>
                  </msup>
                  <mo stretchy="false">+</mo>
                  <mn>3</mn>
                </mrow>
                <mrow>
                  <msup>
                    <mi>t</mi>
                    <mn>2</mn>
                  </msup>
                  <mo stretchy="false">−</mo>
                  <mn>12</mn>
                </mrow>
                <mrow>
                  <msup>
                    <mi>t</mi>
                    <mn>3</mn>
                  </msup>
                  <mo stretchy="false">−</mo>
                  <mn>12</mn>
                </mrow>
                <mrow>
                  <mi>t</mi>
                  <mo stretchy="false">+</mo>
                  <mn>9</mn>
                </mrow>
                <mrow>
                  <msup>
                    <mi>t</mi>
                    <mn>2</mn>
                  </msup>
                  <mo stretchy="false">+</mo>
                  <mn>9</mn>
                </mrow>
              </mrow>
            </mrow>
            <mo fence="true" stretchy="false">)</mo>
          </mrow>
          <mi>–</mi>
          <mrow>
            <mo fence="true" stretchy="false">(</mo>
            <mrow>
              <mrow>
                <mn>2</mn>
                <mrow>
                  <msup>
                    <mi>t</mi>
                    <mn>4</mn>
                  </msup>
                  <mo stretchy="false">−</mo>
                  <mn>4</mn>
                </mrow>
                <mrow>
                  <msup>
                    <mi>t</mi>
                    <mn>3</mn>
                  </msup>
                  <mo stretchy="false">+</mo>
                  <mn>6</mn>
                </mrow>
                <mrow>
                  <msup>
                    <mi>t</mi>
                    <mn>2</mn>
                  </msup>
                  <mo stretchy="false">−</mo>
                  <mn>12</mn>
                </mrow>
                <mi>t</mi>
              </mrow>
            </mrow>
            <mo fence="true" stretchy="false">)</mo>
          </mrow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{}={(3t^4 +3t^2 -12t^3 -12t +9t^2 +9) – (2t^4 -4t^3 +6t^2 -12t)}over{(t^2 -4t +3)^2}</annotation>
  </semantics>
</math>
</file>

<file path=Object 31/content.xml><?xml version="1.0" encoding="utf-8"?>
<math xmlns="http://www.w3.org/1998/Math/MathML" display="block">
  <semantics>
    <mrow>
      <mrow/>
      <mo stretchy="false">=</mo>
      <mfrac>
        <mrow>
          <mn>3</mn>
          <mrow>
            <msup>
              <mi>t</mi>
              <mn>4</mn>
            </msup>
            <mo stretchy="false">+</mo>
            <mn>3</mn>
          </mrow>
          <mrow>
            <msup>
              <mi>t</mi>
              <mn>2</mn>
            </msup>
            <mo stretchy="false">−</mo>
            <mn>12</mn>
          </mrow>
          <mrow>
            <msup>
              <mi>t</mi>
              <mn>3</mn>
            </msup>
            <mo stretchy="false">−</mo>
            <mn>12</mn>
          </mrow>
          <mrow>
            <mi>t</mi>
            <mo stretchy="false">+</mo>
            <mn>9</mn>
          </mrow>
          <mrow>
            <msup>
              <mi>t</mi>
              <mn>2</mn>
            </msup>
            <mo stretchy="false">+</mo>
            <mn>9</mn>
            <mo stretchy="false">−</mo>
            <mn>2</mn>
          </mrow>
          <mrow>
            <msup>
              <mi>t</mi>
              <mn>4</mn>
            </msup>
            <mo stretchy="false">+</mo>
            <mn>4</mn>
          </mrow>
          <mrow>
            <msup>
              <mi>t</mi>
              <mn>3</mn>
            </msup>
            <mo stretchy="false">−</mo>
            <mn>6</mn>
          </mrow>
          <mrow>
            <msup>
              <mi>t</mi>
              <mn>2</mn>
            </msup>
            <mo stretchy="false">+</mo>
            <mn>12</mn>
          </mrow>
          <mi>t</mi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{}={3t^4 +3t^2 -12t^3 -12t +9t^2 +9 -2t^4 +4t^3 -6t^2 +12t}over{(t^2 -4t +3)^2}</annotation>
  </semantics>
</math>
</file>

<file path=Object 32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row>
            <msup>
              <mi>t</mi>
              <mn>4</mn>
            </msup>
            <mo stretchy="false">−</mo>
            <mn>8</mn>
          </mrow>
          <mrow>
            <msup>
              <mi>t</mi>
              <mn>3</mn>
            </msup>
            <mo stretchy="false">+</mo>
            <mn>6</mn>
          </mrow>
          <mrow>
            <msup>
              <mi>t</mi>
              <mn>2</mn>
            </msup>
            <mo stretchy="false">+</mo>
            <mn>9</mn>
          </mrow>
        </mrow>
        <msup>
          <mrow>
            <mo fence="true" stretchy="false">(</mo>
            <mrow>
              <mrow>
                <mrow>
                  <msup>
                    <mi>t</mi>
                    <mn>2</mn>
                  </msup>
                  <mo stretchy="false">−</mo>
                  <mn>4</mn>
                </mrow>
                <mrow>
                  <mi>t</mi>
                  <mo stretchy="false">+</mo>
                  <mn>3</mn>
                </mrow>
              </mrow>
            </mrow>
            <mo fence="true" stretchy="false">)</mo>
          </mrow>
          <mn>2</mn>
        </msup>
      </mfrac>
    </mrow>
    <annotation encoding="StarMath 5.0">dy over dx={t^4 -8t^3 +6t^2 +9}over{(t^2-4t+3)^2}</annotation>
  </semantics>
</math>
</file>

<file path=Object 33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sup>
                <mi>s</mi>
                <mn>2</mn>
              </msup>
            </mrow>
            <mo fence="true" stretchy="false">)</mo>
          </mrow>
          <mrow>
            <mrow>
              <mo fence="true" stretchy="false">(</mo>
              <mrow>
                <mrow>
                  <mn>1</mn>
                  <mi>–</mi>
                  <mfrac>
                    <mn>1</mn>
                    <mn>2</mn>
                  </mfrac>
                  <msup>
                    <mi>s</mi>
                    <mfrac>
                      <mrow>
                        <mo stretchy="false">−</mo>
                        <mn>1</mn>
                      </mrow>
                      <mn>2</mn>
                    </mfrac>
                  </msup>
                </mrow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s</mi>
                  <mo stretchy="false">−</mo>
                  <msup>
                    <mi>s</mi>
                    <mfrac>
                      <mn>1</mn>
                      <mn>2</mn>
                    </mfrac>
                  </msup>
                </mrow>
              </mrow>
              <mo fence="true" stretchy="false">)</mo>
            </mrow>
          </mrow>
          <mrow>
            <mo fence="true" stretchy="false">(</mo>
            <mrow>
              <mrow>
                <mn>2</mn>
                <mi>s</mi>
              </mrow>
            </mrow>
            <mo fence="true" stretchy="false">)</mo>
          </mrow>
        </mrow>
        <msup>
          <mi>s</mi>
          <mn>4</mn>
        </msup>
      </mfrac>
    </mrow>
    <annotation encoding="StarMath 5.0">{}={(s^2)(1 – 1over2s^{-1over2}) - (s-s^{1over2})(2s)}over{s^4}</annotation>
  </semantics>
</math>
</file>

<file path=Object 34/content.xml><?xml version="1.0" encoding="utf-8"?>
<math xmlns="http://www.w3.org/1998/Math/MathML" display="block">
  <semantics>
    <mrow>
      <mrow/>
      <mo stretchy="false">=</mo>
      <mfrac>
        <mrow>
          <mrow>
            <mo fence="true" stretchy="false">(</mo>
            <mrow>
              <mrow>
                <mrow>
                  <msup>
                    <mi>s</mi>
                    <mn>2</mn>
                  </msup>
                  <mo stretchy="false">−</mo>
                  <mfrac>
                    <mn>1</mn>
                    <mn>2</mn>
                  </mfrac>
                </mrow>
                <msup>
                  <mi>s</mi>
                  <mfrac>
                    <mn>3</mn>
                    <mn>2</mn>
                  </mfrac>
                </msup>
              </mrow>
            </mrow>
            <mo fence="true" stretchy="false">)</mo>
          </mrow>
          <mi>–</mi>
          <mrow>
            <mo fence="true" stretchy="false">(</mo>
            <mrow>
              <mrow>
                <mn>2</mn>
                <mrow>
                  <msup>
                    <mi>s</mi>
                    <mn>2</mn>
                  </msup>
                  <mo stretchy="false">−</mo>
                  <mn>2</mn>
                </mrow>
                <msup>
                  <mi>s</mi>
                  <mfrac>
                    <mn>3</mn>
                    <mn>2</mn>
                  </mfrac>
                </msup>
              </mrow>
            </mrow>
            <mo fence="true" stretchy="false">)</mo>
          </mrow>
        </mrow>
        <msup>
          <mi>s</mi>
          <mn>4</mn>
        </msup>
      </mfrac>
    </mrow>
    <annotation encoding="StarMath 5.0">{}={(s^2 -1over2s^{3over2}) – (2s^2 -2s^{3over2})}over{s^4}</annotation>
  </semantics>
</math>
</file>

<file path=Object 35/content.xml><?xml version="1.0" encoding="utf-8"?>
<math xmlns="http://www.w3.org/1998/Math/MathML" display="block">
  <semantics>
    <mrow>
      <mrow/>
      <mo stretchy="false">=</mo>
      <mfrac>
        <mrow>
          <msup>
            <mi>s</mi>
            <mn>2</mn>
          </msup>
          <mi>–</mi>
          <mfrac>
            <mn>1</mn>
            <mn>2</mn>
          </mfrac>
          <mrow>
            <msup>
              <mi>s</mi>
              <mfrac>
                <mn>3</mn>
                <mn>2</mn>
              </mfrac>
            </msup>
            <mo stretchy="false">−</mo>
            <mn>2</mn>
          </mrow>
          <mrow>
            <msup>
              <mi>s</mi>
              <mn>2</mn>
            </msup>
            <mo stretchy="false">+</mo>
            <mn>2</mn>
          </mrow>
          <msup>
            <mi>s</mi>
            <mfrac>
              <mn>3</mn>
              <mn>2</mn>
            </mfrac>
          </msup>
        </mrow>
        <msup>
          <mi>s</mi>
          <mn>4</mn>
        </msup>
      </mfrac>
    </mrow>
    <annotation encoding="StarMath 5.0">{}={s^2 – {1over2}s^{3over2} -2s^2 +2s^{3over2}}over{s^4}</annotation>
  </semantics>
</math>
</file>

<file path=Object 36/content.xml><?xml version="1.0" encoding="utf-8"?>
<math xmlns="http://www.w3.org/1998/Math/MathML" display="block">
  <semantics>
    <mrow>
      <mrow/>
      <mo stretchy="false">=</mo>
      <mfrac>
        <mrow>
          <mfrac>
            <mn>1</mn>
            <mn>2</mn>
          </mfrac>
          <mrow>
            <msup>
              <mi>s</mi>
              <mfrac>
                <mn>3</mn>
                <mn>2</mn>
              </mfrac>
            </msup>
            <mo stretchy="false">−</mo>
            <msup>
              <mi>s</mi>
              <mn>2</mn>
            </msup>
          </mrow>
        </mrow>
        <msup>
          <mi>s</mi>
          <mn>4</mn>
        </msup>
      </mfrac>
    </mrow>
    <annotation encoding="StarMath 5.0">{}={{1over2}s^{3over2} -s^2}over{s^4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p>
            <mi>s</mi>
            <mn>2</mn>
          </msup>
          <mrow>
            <mo fence="true" stretchy="false">(</mo>
            <mrow>
              <mrow>
                <mfrac>
                  <mn>1</mn>
                  <mn>2</mn>
                </mfrac>
                <mrow>
                  <msup>
                    <mi>s</mi>
                    <mfrac>
                      <mn>1</mn>
                      <mn>2</mn>
                    </mfrac>
                  </msup>
                  <mo stretchy="false">−</mo>
                  <mn>1</mn>
                </mrow>
              </mrow>
            </mrow>
            <mo fence="true" stretchy="false">)</mo>
          </mrow>
        </mrow>
        <msup>
          <mi>s</mi>
          <mn>4</mn>
        </msup>
      </mfrac>
    </mrow>
    <annotation encoding="StarMath 5.0">{}={s^2({1over2}s^{1over2}-1)}over{s^4}</annotation>
  </semantics>
</math>
</file>

<file path=Object 38/content.xml><?xml version="1.0" encoding="utf-8"?>
<math xmlns="http://www.w3.org/1998/Math/MathML" display="block">
  <semantics>
    <mrow>
      <mfrac>
        <mi mathvariant="italic">dy</mi>
        <mi mathvariant="italic">dx</mi>
      </mfrac>
      <mo stretchy="false">=</mo>
      <mfrac>
        <mrow>
          <mfrac>
            <mn>1</mn>
            <mn>2</mn>
          </mfrac>
          <mrow>
            <msup>
              <mi>s</mi>
              <mfrac>
                <mn>1</mn>
                <mn>2</mn>
              </mfrac>
            </msup>
            <mo stretchy="false">−</mo>
            <mn>1</mn>
          </mrow>
        </mrow>
        <msup>
          <mi>s</mi>
          <mn>2</mn>
        </msup>
      </mfrac>
    </mrow>
    <annotation encoding="StarMath 5.0">dy over dx={{1over2}s^{1over2}-1}over{s^2}</annotation>
  </semantics>
</math>
</file>

<file path=Object 39/content.xml><?xml version="1.0" encoding="utf-8"?>
<math xmlns="http://www.w3.org/1998/Math/MathML" display="block">
  <semantics>
    <mrow>
      <mrow>
        <mfrac>
          <mi mathvariant="italic">dv</mi>
          <mi mathvariant="italic">dx</mi>
        </mfrac>
        <mo stretchy="false">=</mo>
        <mrow>
          <mo fence="true" stretchy="false">(</mo>
          <mrow>
            <mn>4</mn>
          </mrow>
          <mo fence="true" stretchy="false">)</mo>
        </mrow>
      </mrow>
      <mrow>
        <mo fence="true" stretchy="false">(</mo>
        <mrow>
          <mrow>
            <mn>4</mn>
            <msup>
              <mi>x</mi>
              <mn>3</mn>
            </msup>
          </mrow>
        </mrow>
        <mo fence="true" stretchy="false">)</mo>
      </mrow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3</mn>
      </msup>
    </mrow>
    <annotation encoding="StarMath 5.0">dv over dx=(4)(4x^3)(x^4 +4)^3</annotation>
  </semantics>
</math>
</file>

<file path=Object 4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row>
        <msup>
          <mi>t</mi>
          <mn>3</mn>
        </msup>
        <mo stretchy="false">−</mo>
        <mn>3</mn>
      </mrow>
      <mrow>
        <msup>
          <mi>t</mi>
          <mn>2</mn>
        </msup>
        <mo stretchy="false">−</mo>
        <mn>4</mn>
      </mrow>
      <mi>t</mi>
    </mrow>
    <annotation encoding="StarMath 5.0">f(t)=2t^3 -3t^2 -4t</annotation>
  </semantics>
</math>
</file>

<file path=Object 40/content.xml><?xml version="1.0" encoding="utf-8"?>
<math xmlns="http://www.w3.org/1998/Math/MathML" display="block">
  <semantics>
    <mrow>
      <mrow>
        <mfrac>
          <mi mathvariant="italic">du</mi>
          <mi mathvariant="italic">dx</mi>
        </mfrac>
        <mo stretchy="false">=</mo>
        <mrow>
          <mo fence="true" stretchy="false">(</mo>
          <mrow>
            <mn>2</mn>
          </mrow>
          <mo fence="true" stretchy="false">)</mo>
        </mrow>
      </mrow>
      <mrow>
        <mo fence="true" stretchy="false">(</mo>
        <mrow>
          <mrow>
            <mn>2</mn>
            <mi>x</mi>
          </mrow>
        </mrow>
        <mo fence="true" stretchy="false">)</mo>
      </mrow>
      <mrow>
        <mo fence="true" stretchy="false">(</mo>
        <mrow>
          <mrow>
            <msup>
              <mi>x</mi>
              <mn>2</mn>
            </msup>
            <mo stretchy="false">+</mo>
            <mn>2</mn>
          </mrow>
        </mrow>
        <mo fence="true" stretchy="false">)</mo>
      </mrow>
    </mrow>
    <annotation encoding="StarMath 5.0">du over dx=(2)(2x)(x^2+2)</annotation>
  </semantics>
</math>
</file>

<file path=Object 41/content.xml><?xml version="1.0" encoding="utf-8"?>
<math xmlns="http://www.w3.org/1998/Math/MathML" display="block">
  <semantics>
    <mrow>
      <mrow/>
      <mo stretchy="false">=</mo>
      <mrow>
        <mrow>
          <mo fence="true" stretchy="false">[</mo>
          <mrow>
            <mrow>
              <mrow>
                <mo fence="true" stretchy="false">(</mo>
                <mrow>
                  <mn>4</mn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sup>
                      <mi>x</mi>
                      <mn>3</mn>
                    </msup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sup>
                        <mi>x</mi>
                        <mn>2</mn>
                      </msup>
                      <mo stretchy="false">+</mo>
                      <mn>2</mn>
                    </mrow>
                  </mrow>
                  <mo fence="true" stretchy="false">)</mo>
                </mrow>
                <mn>2</mn>
              </msup>
              <msup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</mrow>
                  <mo fence="true" stretchy="false">)</mo>
                </mrow>
                <mn>3</mn>
              </msup>
            </mrow>
          </mrow>
          <mo fence="true" stretchy="false">]</mo>
        </mrow>
        <mo stretchy="false">+</mo>
        <mrow>
          <mo fence="true" stretchy="false">[</mo>
          <mrow>
            <mrow>
              <mrow>
                <mo fence="true" stretchy="false">(</mo>
                <mrow>
                  <mn>2</mn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  <msup>
                <mrow>
                  <mo fence="true" stretchy="false">(</mo>
                  <mrow>
                    <mrow>
                      <msup>
                        <mi>x</mi>
                        <mn>4</mn>
                      </msup>
                      <mo stretchy="false">+</mo>
                      <mn>4</mn>
                    </mrow>
                  </mrow>
                  <mo fence="true" stretchy="false">)</mo>
                </mrow>
                <mn>4</mn>
              </msup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{}=[(4)(4x^3)(x^2+2)^2(x^4+4)^3]+[(2)(2x)(x^4+4)^4(x^2+2)]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row>
          <mo fence="true" stretchy="false">(</mo>
          <mrow>
            <mn>2</mn>
          </mrow>
          <mo fence="true" stretchy="false">)</mo>
        </mrow>
      </mrow>
      <mrow>
        <mo fence="true" stretchy="false">(</mo>
        <mrow>
          <mrow>
            <mn>2</mn>
            <mi>x</mi>
          </mrow>
        </mrow>
        <mo fence="true" stretchy="false">)</mo>
      </mrow>
      <mrow>
        <mo fence="true" stretchy="false">(</mo>
        <mrow>
          <mrow>
            <msup>
              <mi>x</mi>
              <mn>2</mn>
            </msup>
            <mo stretchy="false">+</mo>
            <mn>2</mn>
          </mrow>
        </mrow>
        <mo fence="true" stretchy="false">)</mo>
      </mrow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3</mn>
      </msup>
      <mrow>
        <mo fence="true" stretchy="false">[</mo>
        <mrow>
          <mrow>
            <mrow>
              <mo fence="true" stretchy="false">(</mo>
              <mrow>
                <mn>2</mn>
              </mrow>
              <mo fence="true" stretchy="false">)</mo>
            </mrow>
            <mrow>
              <mo fence="true" stretchy="false">(</mo>
              <mrow>
                <mrow>
                  <mn>2</mn>
                  <msup>
                    <mi>x</mi>
                    <mn>2</mn>
                  </msup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p>
                      <mi>x</mi>
                      <mn>4</mn>
                    </msup>
                    <mo stretchy="false">+</mo>
                    <mn>4</mn>
                  </mrow>
                </mrow>
                <mo fence="true" stretchy="false">)</mo>
              </mrow>
            </mrow>
          </mrow>
        </mrow>
        <mo fence="true" stretchy="false">]</mo>
      </mrow>
    </mrow>
    <annotation encoding="StarMath 5.0">{}=(2)(2x)(x^2+2)(x^4+4)^3[(2)(2x^2)(x^2+2) + (x^4+4)]</annotation>
  </semantics>
</math>
</file>

<file path=Object 43/content.xml><?xml version="1.0" encoding="utf-8"?>
<math xmlns="http://www.w3.org/1998/Math/MathML" display="block">
  <semantics>
    <mrow>
      <mrow>
        <mrow/>
        <mo stretchy="false">=</mo>
        <mn>4</mn>
      </mrow>
      <mi>x</mi>
      <mrow>
        <mo fence="true" stretchy="false">(</mo>
        <mrow>
          <mrow>
            <msup>
              <mi>x</mi>
              <mn>2</mn>
            </msup>
            <mo stretchy="false">+</mo>
            <mn>2</mn>
          </mrow>
        </mrow>
        <mo fence="true" stretchy="false">)</mo>
      </mrow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3</mn>
      </msup>
      <mrow>
        <mo fence="true" stretchy="false">[</mo>
        <mrow>
          <mrow>
            <mn>4</mn>
            <msup>
              <mi>x</mi>
              <mn>2</mn>
            </msup>
            <mrow>
              <mrow>
                <mo fence="true" stretchy="false">(</mo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sup>
                      <mi>x</mi>
                      <mn>4</mn>
                    </msup>
                    <mo stretchy="false">+</mo>
                    <mn>4</mn>
                  </mrow>
                </mrow>
                <mo fence="true" stretchy="false">)</mo>
              </mrow>
            </mrow>
          </mrow>
        </mrow>
        <mo fence="true" stretchy="false">]</mo>
      </mrow>
    </mrow>
    <annotation encoding="StarMath 5.0">{}=4x(x^2+2)(x^4+4)^3[4x^2(x^2+2)+(x^4+4)]</annotation>
  </semantics>
</math>
</file>

<file path=Object 44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n>4</mn>
      </mrow>
      <mrow>
        <msup>
          <mi>x</mi>
          <mn>3</mn>
        </msup>
        <mo stretchy="false">+</mo>
        <mn>8</mn>
      </mrow>
      <mi>x</mi>
      <msup>
        <mrow>
          <mo fence="true" stretchy="false">(</mo>
          <mrow>
            <mrow>
              <msup>
                <mi>x</mi>
                <mn>4</mn>
              </msup>
              <mo stretchy="false">+</mo>
              <mn>4</mn>
            </mrow>
          </mrow>
          <mo fence="true" stretchy="false">)</mo>
        </mrow>
        <mn>3</mn>
      </msup>
      <mrow>
        <mo fence="true" stretchy="false">[</mo>
        <mrow>
          <mrow>
            <mn>4</mn>
            <mrow>
              <msup>
                <mi>x</mi>
                <mn>4</mn>
              </msup>
              <mo stretchy="false">+</mo>
              <mn>8</mn>
            </mrow>
            <mrow>
              <msup>
                <mi>x</mi>
                <mn>2</mn>
              </msup>
              <mo stretchy="false">+</mo>
              <mrow>
                <mo fence="true" stretchy="false">(</mo>
                <mrow>
                  <mrow>
                    <msup>
                      <mi>x</mi>
                      <mn>4</mn>
                    </msup>
                    <mo stretchy="false">+</mo>
                    <mn>4</mn>
                  </mrow>
                </mrow>
                <mo fence="true" stretchy="false">)</mo>
              </mrow>
            </mrow>
          </mrow>
        </mrow>
        <mo fence="true" stretchy="false">]</mo>
      </mrow>
    </mrow>
    <annotation encoding="StarMath 5.0">dy over dx=4x^3+8x(x^4+4)^3[4x^4+8x^2+(x^4+4)]</annotation>
  </semantics>
</math>
</file>

<file path=Object 45/content.xml><?xml version="1.0" encoding="utf-8"?>
<math xmlns="http://www.w3.org/1998/Math/MathML" display="block">
  <semantics>
    <mrow>
      <mrow>
        <mrow/>
        <mo stretchy="false">=</mo>
        <mi>v</mi>
      </mrow>
      <mrow>
        <mrow>
          <mo fence="true" stretchy="false">(</mo>
          <mrow>
            <mfrac>
              <mi mathvariant="italic">du</mi>
              <mi mathvariant="italic">dx</mi>
            </mfrac>
          </mrow>
          <mo fence="true" stretchy="false">)</mo>
        </mrow>
        <mo stretchy="false">+</mo>
        <mi>u</mi>
      </mrow>
      <mrow>
        <mo fence="true" stretchy="false">(</mo>
        <mrow>
          <mfrac>
            <mi mathvariant="italic">dv</mi>
            <mi mathvariant="italic">dx</mi>
          </mfrac>
        </mrow>
        <mo fence="true" stretchy="false">)</mo>
      </mrow>
    </mrow>
    <annotation encoding="StarMath 5.0">{}=v(du over dx) + u(dv over dx)</annotation>
  </semantics>
</math>
</file>

<file path=Object 5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sup>
          <mi>x</mi>
          <mn>2</mn>
        </msup>
      </mrow>
      <mrow>
        <mo fence="true" stretchy="false">(</mo>
        <mrow>
          <mrow>
            <mrow>
              <mn>1</mn>
              <mo stretchy="false">−</mo>
              <mn>2</mn>
            </mrow>
            <mi>x</mi>
          </mrow>
        </mrow>
        <mo fence="true" stretchy="false">)</mo>
      </mrow>
    </mrow>
    <annotation encoding="StarMath 5.0">g(x)=x^2 (1-2x)</annotation>
  </semantics>
</math>
</file>

<file path=Object 6/content.xml><?xml version="1.0" encoding="utf-8"?>
<math xmlns="http://www.w3.org/1998/Math/MathML" display="block">
  <semantics>
    <mrow>
      <mi>g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sup>
        <mi>t</mi>
        <mfrac>
          <mrow>
            <mo stretchy="false">−</mo>
            <mn>3</mn>
          </mrow>
          <mn>4</mn>
        </mfrac>
      </msup>
    </mrow>
    <annotation encoding="StarMath 5.0">g(t)=2t^{-3over4}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n>5</mn>
              <mrow>
                <msup>
                  <mi>x</mi>
                  <mn>2</mn>
                </msup>
                <mo stretchy="false">−</mo>
                <mn>2</mn>
              </mrow>
            </mrow>
          </mrow>
          <mo fence="true" stretchy="false">)</mo>
        </mrow>
      </mrow>
      <mrow>
        <mo fence="true" stretchy="false">(</mo>
        <mrow>
          <mrow>
            <mrow>
              <msup>
                <mi>x</mi>
                <mn>3</mn>
              </msup>
              <mo stretchy="false">+</mo>
              <mn>3</mn>
            </mrow>
            <mi>x</mi>
          </mrow>
        </mrow>
        <mo fence="true" stretchy="false">)</mo>
      </mrow>
    </mrow>
    <annotation encoding="StarMath 5.0">f(x)=(5x^2 -2)(x^3 +3x)</annotation>
  </semantics>
</math>
</file>

<file path=Object 8/content.xml><?xml version="1.0" encoding="utf-8"?>
<math xmlns="http://www.w3.org/1998/Math/MathML" display="block">
  <semantics>
    <mrow>
      <mi>B</mi>
      <mrow>
        <mrow>
          <mo fence="true" stretchy="false">(</mo>
          <mrow>
            <mi>u</mi>
          </mrow>
          <mo fence="true" stretchy="false">)</mo>
        </mrow>
        <mo stretchy="false">=</mo>
        <mrow>
          <mo fence="true" stretchy="false">(</mo>
          <mrow>
            <mrow>
              <msup>
                <mi>u</mi>
                <mn>3</mn>
              </msup>
              <mo stretchy="false">+</mo>
              <mn>1</mn>
            </mrow>
          </mrow>
          <mo fence="true" stretchy="false">)</mo>
        </mrow>
      </mrow>
      <mrow>
        <mo fence="true" stretchy="false">(</mo>
        <mrow>
          <mrow>
            <mn>2</mn>
            <mrow>
              <msup>
                <mi>u</mi>
                <mn>2</mn>
              </msup>
              <mo stretchy="false">−</mo>
              <mn>4</mn>
            </mrow>
            <mrow>
              <mi>u</mi>
              <mo stretchy="false">−</mo>
              <mn>1</mn>
            </mrow>
          </mrow>
        </mrow>
        <mo fence="true" stretchy="false">)</mo>
      </mrow>
    </mrow>
    <annotation encoding="StarMath 5.0">B(u)=(u^3 +1)(2u^2 -4u -1)</annotation>
  </semantics>
</math>
</file>

<file path=Object 9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n>1</mn>
              <mo stretchy="false">+</mo>
              <mn>2</mn>
            </mrow>
            <mi>x</mi>
          </mrow>
          <mrow>
            <mrow>
              <mn>3</mn>
              <mo stretchy="false">−</mo>
              <mn>4</mn>
            </mrow>
            <mi>x</mi>
          </mrow>
        </mfrac>
      </mrow>
    </mrow>
    <annotation encoding="StarMath 5.0">g(x)={1+2x}over{3-4x}</annotation>
  </semantics>
</math>
</file>